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B000003393CA8286AEEEC5442.png" manifest:media-type="image/png"/>
  <manifest:file-entry manifest:full-path="Pictures/100000000000035B0000033965A55B8A686F5E07.png" manifest:media-type="image/png"/>
  <manifest:file-entry manifest:full-path="Pictures/100000000000035B000003397B73C4D8BD5D7419.png" manifest:media-type="image/png"/>
  <manifest:file-entry manifest:full-path="Pictures/100000000000035B000003395E643F7EFFEAF236.png" manifest:media-type="image/png"/>
  <manifest:file-entry manifest:full-path="Pictures/100000000000035B00000339CF8660D466354E4C.png" manifest:media-type="image/png"/>
  <manifest:file-entry manifest:full-path="Pictures/100000000000035B000003394D263250B9CFF944.png" manifest:media-type="image/png"/>
  <manifest:file-entry manifest:full-path="Pictures/100000000000035B0000033917AA0948273609A4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9.793cm" style:use-optimal-column-width="false"/>
    </style:style>
    <style:style style:name="co2" style:family="table-column">
      <style:table-column-properties style:column-width="9.797cm" style:use-optimal-column-width="false"/>
    </style:style>
    <style:style style:name="ro1" style:family="table-row">
      <style:table-row-properties style:row-height="6.481cm" style:use-optimal-row-height="false"/>
    </style:style>
    <style:style style:name="ro2" style:family="table-row">
      <style:table-row-properties style:row-height="6.497cm" style:use-optimal-row-height="false"/>
    </style:style>
    <style:style style:name="ce1" style:family="table-cell">
      <loext:graphic-properties draw:fill="none" draw:fill-color="#ffffff"/>
      <style:paragraph-properties fo:border="0.85pt solid #20202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589cm" svg:height="25.939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9.806cm" svg:height="6.452cm" svg:x="1cm" svg:y="1cm">
          <draw:image xlink:href="Pictures/100000000000035B000003394D263250B9CFF944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0.784cm" svg:y="1cm">
          <draw:image xlink:href="Pictures/100000000000035B000003395E643F7EFFEAF236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0.784cm" svg:y="7.503cm">
          <draw:image xlink:href="Pictures/100000000000035B0000033917AA0948273609A4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cm" svg:y="7.503cm">
          <draw:image xlink:href="Pictures/100000000000035B000003397B73C4D8BD5D7419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cm" svg:y="13.985cm">
          <draw:image xlink:href="Pictures/100000000000035B000003393CA8286AEEEC5442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0.784cm" svg:y="20.488cm">
          <draw:image xlink:href="Pictures/100000000000035B0000033965A55B8A686F5E07.png" xlink:type="simple" xlink:show="embed" xlink:actuate="onLoad" draw:mime-type="image/png">
            <text:p/>
          </draw:image>
        </draw:frame>
        <draw:frame draw:style-name="gr1" draw:text-style-name="P1" draw:layer="layout" svg:width="9.806cm" svg:height="6.452cm" svg:x="1cm" svg:y="20.488cm">
          <draw:image xlink:href="Pictures/100000000000035B00000339CF8660D466354E4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0T16:15:46.646878454</meta:creation-date>
    <dc:date>2023-10-30T22:35:56.967696446</dc:date>
    <meta:editing-duration>PT6H9M59S</meta:editing-duration>
    <meta:editing-cycles>2</meta:editing-cycles>
    <meta:generator>LibreOffice/7.3.7.2$Linux_X86_64 LibreOffice_project/30$Build-2</meta:generator>
    <meta:document-statistic meta:object-count="8"/>
  </office:meta>
</office:document-meta>
</file>